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22.84mm" svg:height="155.72mm" svg:x="145.01mm" svg:y="23.84mm">
            <draw:object draw:notify-on-update-of-ranges="Hoja1.A2:Hoja1.A43 Hoja1.A2:Hoja1.A43 Hoja1.B1:Hoja1.B1 Hoja1.B2:Hoja1.B43 Hoja1.A2:Hoja1.A43 Hoja1.C1:Hoja1.C1 Hoja1.C2:Hoja1.C43 Hoja1.A2:Hoja1.A43 Hoja1.D1:Hoja1.D1 Hoja1.D2:Hoja1.D43 Hoja1.A2:Hoja1.A43 Hoja1.E1:Hoja1.E1 Hoja1.E2:Hoja1.E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dfkdkdkddjj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3 threads</text:p>
          </table:table-cell>
          <table:table-cell office:value-type="string" calcext:value-type="string">
            <text:p>4 thread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19649" calcext:value-type="float">
            <text:p>1,9649E-05</text:p>
          </table:table-cell>
          <table:table-cell office:value-type="float" office:value="0.000014319" calcext:value-type="float">
            <text:p>1,4319E-05</text:p>
          </table:table-cell>
          <table:table-cell office:value-type="float" office:value="0.000003007" calcext:value-type="float">
            <text:p>3,007E-06</text:p>
          </table:table-cell>
          <table:table-cell office:value-type="float" office:value="0.000004898" calcext:value-type="float">
            <text:p>4,898E-0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429467" calcext:value-type="float">
            <text:p>0,000429467</text:p>
          </table:table-cell>
          <table:table-cell office:value-type="float" office:value="0.000307132" calcext:value-type="float">
            <text:p>0,000307132</text:p>
          </table:table-cell>
          <table:table-cell office:value-type="float" office:value="0.000073809" calcext:value-type="float">
            <text:p>7,3809E-05</text:p>
          </table:table-cell>
          <table:table-cell office:value-type="float" office:value="0.000075606" calcext:value-type="float">
            <text:p>7,5606E-0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1534221" calcext:value-type="float">
            <text:p>0,001534221</text:p>
          </table:table-cell>
          <table:table-cell office:value-type="float" office:value="0.001413574" calcext:value-type="float">
            <text:p>0,001413574</text:p>
          </table:table-cell>
          <table:table-cell office:value-type="float" office:value="0.001386513" calcext:value-type="float">
            <text:p>0,001386513</text:p>
          </table:table-cell>
          <table:table-cell office:value-type="float" office:value="0.001451651" calcext:value-type="float">
            <text:p>0,00145165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2981221" calcext:value-type="float">
            <text:p>0,002981221</text:p>
          </table:table-cell>
          <table:table-cell office:value-type="float" office:value="0.002698592" calcext:value-type="float">
            <text:p>0,002698592</text:p>
          </table:table-cell>
          <table:table-cell office:value-type="float" office:value="0.002712875" calcext:value-type="float">
            <text:p>0,002712875</text:p>
          </table:table-cell>
          <table:table-cell office:value-type="float" office:value="0.002971673" calcext:value-type="float">
            <text:p>0,00297167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4811119" calcext:value-type="float">
            <text:p>0,004811119</text:p>
          </table:table-cell>
          <table:table-cell office:value-type="float" office:value="0.004128211" calcext:value-type="float">
            <text:p>0,004128211</text:p>
          </table:table-cell>
          <table:table-cell office:value-type="float" office:value="0.004224674" calcext:value-type="float">
            <text:p>0,004224674</text:p>
          </table:table-cell>
          <table:table-cell office:value-type="float" office:value="0.004172002" calcext:value-type="float">
            <text:p>0,00417200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6228677" calcext:value-type="float">
            <text:p>0,006228677</text:p>
          </table:table-cell>
          <table:table-cell office:value-type="float" office:value="0.005939357" calcext:value-type="float">
            <text:p>0,005939357</text:p>
          </table:table-cell>
          <table:table-cell office:value-type="float" office:value="0.005929499" calcext:value-type="float">
            <text:p>0,005929499</text:p>
          </table:table-cell>
          <table:table-cell office:value-type="float" office:value="0.006146038" calcext:value-type="float">
            <text:p>0,00614603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08640113" calcext:value-type="float">
            <text:p>0,008640113</text:p>
          </table:table-cell>
          <table:table-cell office:value-type="float" office:value="0.00825159" calcext:value-type="float">
            <text:p>0,00825159</text:p>
          </table:table-cell>
          <table:table-cell office:value-type="float" office:value="0.008330639" calcext:value-type="float">
            <text:p>0,008330639</text:p>
          </table:table-cell>
          <table:table-cell office:value-type="float" office:value="0.008515512" calcext:value-type="float">
            <text:p>0,00851551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11317696" calcext:value-type="float">
            <text:p>0,011317696</text:p>
          </table:table-cell>
          <table:table-cell office:value-type="float" office:value="0.010931653" calcext:value-type="float">
            <text:p>0,010931653</text:p>
          </table:table-cell>
          <table:table-cell office:value-type="float" office:value="0.010904496" calcext:value-type="float">
            <text:p>0,010904496</text:p>
          </table:table-cell>
          <table:table-cell office:value-type="float" office:value="0.011119545" calcext:value-type="float">
            <text:p>0,01111954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14612164" calcext:value-type="float">
            <text:p>0,014612164</text:p>
          </table:table-cell>
          <table:table-cell office:value-type="float" office:value="0.014206708" calcext:value-type="float">
            <text:p>0,014206708</text:p>
          </table:table-cell>
          <table:table-cell office:value-type="float" office:value="0.014032454" calcext:value-type="float">
            <text:p>0,014032454</text:p>
          </table:table-cell>
          <table:table-cell office:value-type="float" office:value="0.014178352" calcext:value-type="float">
            <text:p>0,01417835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18001429" calcext:value-type="float">
            <text:p>0,018001429</text:p>
          </table:table-cell>
          <table:table-cell office:value-type="float" office:value="0.017452725" calcext:value-type="float">
            <text:p>0,017452725</text:p>
          </table:table-cell>
          <table:table-cell office:value-type="float" office:value="0.017391562" calcext:value-type="float">
            <text:p>0,017391562</text:p>
          </table:table-cell>
          <table:table-cell office:value-type="float" office:value="0.017382523" calcext:value-type="float">
            <text:p>0,017382523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21984803" calcext:value-type="float">
            <text:p>0,021984803</text:p>
          </table:table-cell>
          <table:table-cell office:value-type="float" office:value="0.021192739" calcext:value-type="float">
            <text:p>0,021192739</text:p>
          </table:table-cell>
          <table:table-cell office:value-type="float" office:value="0.021291751" calcext:value-type="float">
            <text:p>0,021291751</text:p>
          </table:table-cell>
          <table:table-cell office:value-type="float" office:value="0.021208451" calcext:value-type="float">
            <text:p>0,021208451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026124538" calcext:value-type="float">
            <text:p>0,026124538</text:p>
          </table:table-cell>
          <table:table-cell office:value-type="float" office:value="0.025497942" calcext:value-type="float">
            <text:p>0,025497942</text:p>
          </table:table-cell>
          <table:table-cell office:value-type="float" office:value="0.025498097" calcext:value-type="float">
            <text:p>0,025498097</text:p>
          </table:table-cell>
          <table:table-cell office:value-type="float" office:value="0.025483507" calcext:value-type="float">
            <text:p>0,025483507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031302169" calcext:value-type="float">
            <text:p>0,031302169</text:p>
          </table:table-cell>
          <table:table-cell office:value-type="float" office:value="0.029924827" calcext:value-type="float">
            <text:p>0,029924827</text:p>
          </table:table-cell>
          <table:table-cell office:value-type="float" office:value="0.030094398" calcext:value-type="float">
            <text:p>0,030094398</text:p>
          </table:table-cell>
          <table:table-cell office:value-type="float" office:value="0.030039701" calcext:value-type="float">
            <text:p>0,030039701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036315456" calcext:value-type="float">
            <text:p>0,036315456</text:p>
          </table:table-cell>
          <table:table-cell office:value-type="float" office:value="0.035025623" calcext:value-type="float">
            <text:p>0,035025623</text:p>
          </table:table-cell>
          <table:table-cell office:value-type="float" office:value="0.034971895" calcext:value-type="float">
            <text:p>0,034971895</text:p>
          </table:table-cell>
          <table:table-cell office:value-type="float" office:value="0.03506814" calcext:value-type="float">
            <text:p>0,03506814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041957727" calcext:value-type="float">
            <text:p>0,041957727</text:p>
          </table:table-cell>
          <table:table-cell office:value-type="float" office:value="0.040121798" calcext:value-type="float">
            <text:p>0,040121798</text:p>
          </table:table-cell>
          <table:table-cell office:value-type="float" office:value="0.040494425" calcext:value-type="float">
            <text:p>0,040494425</text:p>
          </table:table-cell>
          <table:table-cell office:value-type="float" office:value="0.040573536" calcext:value-type="float">
            <text:p>0,040573536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47401951" calcext:value-type="float">
            <text:p>0,047401951</text:p>
          </table:table-cell>
          <table:table-cell office:value-type="float" office:value="0.0458907" calcext:value-type="float">
            <text:p>0,0458907</text:p>
          </table:table-cell>
          <table:table-cell office:value-type="float" office:value="0.046070664" calcext:value-type="float">
            <text:p>0,046070664</text:p>
          </table:table-cell>
          <table:table-cell office:value-type="float" office:value="0.046252792" calcext:value-type="float">
            <text:p>0,046252792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054781081" calcext:value-type="float">
            <text:p>0,054781081</text:p>
          </table:table-cell>
          <table:table-cell office:value-type="float" office:value="0.051864835" calcext:value-type="float">
            <text:p>0,051864835</text:p>
          </table:table-cell>
          <table:table-cell office:value-type="float" office:value="0.052153393" calcext:value-type="float">
            <text:p>0,052153393</text:p>
          </table:table-cell>
          <table:table-cell office:value-type="float" office:value="0.052470884" calcext:value-type="float">
            <text:p>0,052470884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061157848" calcext:value-type="float">
            <text:p>0,061157848</text:p>
          </table:table-cell>
          <table:table-cell office:value-type="float" office:value="0.058847819" calcext:value-type="float">
            <text:p>0,058847819</text:p>
          </table:table-cell>
          <table:table-cell office:value-type="float" office:value="0.058856821" calcext:value-type="float">
            <text:p>0,058856821</text:p>
          </table:table-cell>
          <table:table-cell office:value-type="float" office:value="0.05905509" calcext:value-type="float">
            <text:p>0,05905509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068389162" calcext:value-type="float">
            <text:p>0,068389162</text:p>
          </table:table-cell>
          <table:table-cell office:value-type="float" office:value="0.065416837" calcext:value-type="float">
            <text:p>0,065416837</text:p>
          </table:table-cell>
          <table:table-cell office:value-type="float" office:value="0.065700483" calcext:value-type="float">
            <text:p>0,065700483</text:p>
          </table:table-cell>
          <table:table-cell office:value-type="float" office:value="0.06618686" calcext:value-type="float">
            <text:p>0,06618686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076008864" calcext:value-type="float">
            <text:p>0,076008864</text:p>
          </table:table-cell>
          <table:table-cell office:value-type="float" office:value="0.072531679" calcext:value-type="float">
            <text:p>0,072531679</text:p>
          </table:table-cell>
          <table:table-cell office:value-type="float" office:value="0.072681429" calcext:value-type="float">
            <text:p>0,072681429</text:p>
          </table:table-cell>
          <table:table-cell office:value-type="float" office:value="0.073459201" calcext:value-type="float">
            <text:p>0,073459201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084059782" calcext:value-type="float">
            <text:p>0,084059782</text:p>
          </table:table-cell>
          <table:table-cell office:value-type="float" office:value="0.080566581" calcext:value-type="float">
            <text:p>0,080566581</text:p>
          </table:table-cell>
          <table:table-cell office:value-type="float" office:value="0.080413434" calcext:value-type="float">
            <text:p>0,080413434</text:p>
          </table:table-cell>
          <table:table-cell office:value-type="float" office:value="0.081172088" calcext:value-type="float">
            <text:p>0,081172088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0.092654997" calcext:value-type="float">
            <text:p>0,092654997</text:p>
          </table:table-cell>
          <table:table-cell office:value-type="float" office:value="0.088503595" calcext:value-type="float">
            <text:p>0,088503595</text:p>
          </table:table-cell>
          <table:table-cell office:value-type="float" office:value="0.089039007" calcext:value-type="float">
            <text:p>0,089039007</text:p>
          </table:table-cell>
          <table:table-cell office:value-type="float" office:value="0.089417272" calcext:value-type="float">
            <text:p>0,089417272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0.101487993" calcext:value-type="float">
            <text:p>0,101487993</text:p>
          </table:table-cell>
          <table:table-cell office:value-type="float" office:value="0.096680568" calcext:value-type="float">
            <text:p>0,096680568</text:p>
          </table:table-cell>
          <table:table-cell office:value-type="float" office:value="0.096993435" calcext:value-type="float">
            <text:p>0,096993435</text:p>
          </table:table-cell>
          <table:table-cell office:value-type="float" office:value="0.097861433" calcext:value-type="float">
            <text:p>0,097861433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0.110346242" calcext:value-type="float">
            <text:p>0,110346242</text:p>
          </table:table-cell>
          <table:table-cell office:value-type="float" office:value="0.106221242" calcext:value-type="float">
            <text:p>0,106221242</text:p>
          </table:table-cell>
          <table:table-cell office:value-type="float" office:value="0.105961144" calcext:value-type="float">
            <text:p>0,105961144</text:p>
          </table:table-cell>
          <table:table-cell office:value-type="float" office:value="0.107062557" calcext:value-type="float">
            <text:p>0,107062557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0.120057991" calcext:value-type="float">
            <text:p>0,120057991</text:p>
          </table:table-cell>
          <table:table-cell office:value-type="float" office:value="0.114895392" calcext:value-type="float">
            <text:p>0,114895392</text:p>
          </table:table-cell>
          <table:table-cell office:value-type="float" office:value="0.115022957" calcext:value-type="float">
            <text:p>0,115022957</text:p>
          </table:table-cell>
          <table:table-cell office:value-type="float" office:value="0.116280592" calcext:value-type="float">
            <text:p>0,116280592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0.130323999" calcext:value-type="float">
            <text:p>0,130323999</text:p>
          </table:table-cell>
          <table:table-cell office:value-type="float" office:value="0.124765851" calcext:value-type="float">
            <text:p>0,124765851</text:p>
          </table:table-cell>
          <table:table-cell office:value-type="float" office:value="0.124716018" calcext:value-type="float">
            <text:p>0,124716018</text:p>
          </table:table-cell>
          <table:table-cell office:value-type="float" office:value="0.126008637" calcext:value-type="float">
            <text:p>0,126008637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0.140790399" calcext:value-type="float">
            <text:p>0,140790399</text:p>
          </table:table-cell>
          <table:table-cell office:value-type="float" office:value="0.134236621" calcext:value-type="float">
            <text:p>0,134236621</text:p>
          </table:table-cell>
          <table:table-cell office:value-type="float" office:value="0.134518154" calcext:value-type="float">
            <text:p>0,134518154</text:p>
          </table:table-cell>
          <table:table-cell office:value-type="float" office:value="0.136022724" calcext:value-type="float">
            <text:p>0,136022724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0.151626717" calcext:value-type="float">
            <text:p>0,151626717</text:p>
          </table:table-cell>
          <table:table-cell office:value-type="float" office:value="0.144714803" calcext:value-type="float">
            <text:p>0,144714803</text:p>
          </table:table-cell>
          <table:table-cell office:value-type="float" office:value="0.145185181" calcext:value-type="float">
            <text:p>0,145185181</text:p>
          </table:table-cell>
          <table:table-cell office:value-type="float" office:value="0.146464059" calcext:value-type="float">
            <text:p>0,146464059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0.162989408" calcext:value-type="float">
            <text:p>0,162989408</text:p>
          </table:table-cell>
          <table:table-cell office:value-type="float" office:value="0.155674376" calcext:value-type="float">
            <text:p>0,155674376</text:p>
          </table:table-cell>
          <table:table-cell office:value-type="float" office:value="0.156142929" calcext:value-type="float">
            <text:p>0,156142929</text:p>
          </table:table-cell>
          <table:table-cell office:value-type="float" office:value="0.157113385" calcext:value-type="float">
            <text:p>0,157113385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0.174854122" calcext:value-type="float">
            <text:p>0,174854122</text:p>
          </table:table-cell>
          <table:table-cell office:value-type="float" office:value="0.1670261" calcext:value-type="float">
            <text:p>0,1670261</text:p>
          </table:table-cell>
          <table:table-cell office:value-type="float" office:value="0.166767788" calcext:value-type="float">
            <text:p>0,166767788</text:p>
          </table:table-cell>
          <table:table-cell office:value-type="float" office:value="0.168323629" calcext:value-type="float">
            <text:p>0,168323629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0.187155267" calcext:value-type="float">
            <text:p>0,187155267</text:p>
          </table:table-cell>
          <table:table-cell office:value-type="float" office:value="0.178377704" calcext:value-type="float">
            <text:p>0,178377704</text:p>
          </table:table-cell>
          <table:table-cell office:value-type="float" office:value="0.178716029" calcext:value-type="float">
            <text:p>0,178716029</text:p>
          </table:table-cell>
          <table:table-cell office:value-type="float" office:value="0.180313063" calcext:value-type="float">
            <text:p>0,180313063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0.199345351" calcext:value-type="float">
            <text:p>0,199345351</text:p>
          </table:table-cell>
          <table:table-cell office:value-type="float" office:value="0.191085791" calcext:value-type="float">
            <text:p>0,191085791</text:p>
          </table:table-cell>
          <table:table-cell office:value-type="float" office:value="0.191530103" calcext:value-type="float">
            <text:p>0,191530103</text:p>
          </table:table-cell>
          <table:table-cell office:value-type="float" office:value="0.192381797" calcext:value-type="float">
            <text:p>0,192381797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0.212434159" calcext:value-type="float">
            <text:p>0,212434159</text:p>
          </table:table-cell>
          <table:table-cell office:value-type="float" office:value="0.204367456" calcext:value-type="float">
            <text:p>0,204367456</text:p>
          </table:table-cell>
          <table:table-cell office:value-type="float" office:value="0.203645754" calcext:value-type="float">
            <text:p>0,203645754</text:p>
          </table:table-cell>
          <table:table-cell office:value-type="float" office:value="0.204735279" calcext:value-type="float">
            <text:p>0,204735279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0.228473369" calcext:value-type="float">
            <text:p>0,228473369</text:p>
          </table:table-cell>
          <table:table-cell office:value-type="float" office:value="0.219377301" calcext:value-type="float">
            <text:p>0,219377301</text:p>
          </table:table-cell>
          <table:table-cell office:value-type="float" office:value="0.217671799" calcext:value-type="float">
            <text:p>0,217671799</text:p>
          </table:table-cell>
          <table:table-cell office:value-type="float" office:value="0.217830332" calcext:value-type="float">
            <text:p>0,217830332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0.243288385" calcext:value-type="float">
            <text:p>0,243288385</text:p>
          </table:table-cell>
          <table:table-cell office:value-type="float" office:value="0.232235146" calcext:value-type="float">
            <text:p>0,232235146</text:p>
          </table:table-cell>
          <table:table-cell office:value-type="float" office:value="0.231320718" calcext:value-type="float">
            <text:p>0,231320718</text:p>
          </table:table-cell>
          <table:table-cell office:value-type="float" office:value="0.230912463" calcext:value-type="float">
            <text:p>0,230912463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0.25758788" calcext:value-type="float">
            <text:p>0,25758788</text:p>
          </table:table-cell>
          <table:table-cell office:value-type="float" office:value="0.244264523" calcext:value-type="float">
            <text:p>0,244264523</text:p>
          </table:table-cell>
          <table:table-cell office:value-type="float" office:value="0.244013565" calcext:value-type="float">
            <text:p>0,244013565</text:p>
          </table:table-cell>
          <table:table-cell office:value-type="float" office:value="0.245317637" calcext:value-type="float">
            <text:p>0,245317637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0.27412842" calcext:value-type="float">
            <text:p>0,27412842</text:p>
          </table:table-cell>
          <table:table-cell office:value-type="float" office:value="0.258082003" calcext:value-type="float">
            <text:p>0,258082003</text:p>
          </table:table-cell>
          <table:table-cell office:value-type="float" office:value="0.258666037" calcext:value-type="float">
            <text:p>0,258666037</text:p>
          </table:table-cell>
          <table:table-cell office:value-type="float" office:value="0.259138343" calcext:value-type="float">
            <text:p>0,259138343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0.289383954" calcext:value-type="float">
            <text:p>0,289383954</text:p>
          </table:table-cell>
          <table:table-cell office:value-type="float" office:value="0.272470449" calcext:value-type="float">
            <text:p>0,272470449</text:p>
          </table:table-cell>
          <table:table-cell office:value-type="float" office:value="0.272451665" calcext:value-type="float">
            <text:p>0,272451665</text:p>
          </table:table-cell>
          <table:table-cell office:value-type="float" office:value="0.273828568" calcext:value-type="float">
            <text:p>0,273828568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0.305159895" calcext:value-type="float">
            <text:p>0,305159895</text:p>
          </table:table-cell>
          <table:table-cell office:value-type="float" office:value="0.287552237" calcext:value-type="float">
            <text:p>0,287552237</text:p>
          </table:table-cell>
          <table:table-cell office:value-type="float" office:value="0.286759394" calcext:value-type="float">
            <text:p>0,286759394</text:p>
          </table:table-cell>
          <table:table-cell office:value-type="float" office:value="0.287984516" calcext:value-type="float">
            <text:p>0,287984516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0.319503397" calcext:value-type="float">
            <text:p>0,319503397</text:p>
          </table:table-cell>
          <table:table-cell office:value-type="float" office:value="0.302711847" calcext:value-type="float">
            <text:p>0,302711847</text:p>
          </table:table-cell>
          <table:table-cell office:value-type="float" office:value="0.301434215" calcext:value-type="float">
            <text:p>0,301434215</text:p>
          </table:table-cell>
          <table:table-cell office:value-type="float" office:value="0.3042247" calcext:value-type="float">
            <text:p>0,3042247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0.336336653" calcext:value-type="float">
            <text:p>0,336336653</text:p>
          </table:table-cell>
          <table:table-cell office:value-type="float" office:value="0.318047989" calcext:value-type="float">
            <text:p>0,318047989</text:p>
          </table:table-cell>
          <table:table-cell office:value-type="float" office:value="0.318787177" calcext:value-type="float">
            <text:p>0,318787177</text:p>
          </table:table-cell>
          <table:table-cell office:value-type="float" office:value="0.319200414" calcext:value-type="float">
            <text:p>0,319200414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0.353681963" calcext:value-type="float">
            <text:p>0,353681963</text:p>
          </table:table-cell>
          <table:table-cell office:value-type="float" office:value="0.334367087" calcext:value-type="float">
            <text:p>0,334367087</text:p>
          </table:table-cell>
          <table:table-cell office:value-type="float" office:value="0.333358686" calcext:value-type="float">
            <text:p>0,333358686</text:p>
          </table:table-cell>
          <table:table-cell office:value-type="float" office:value="0.33526646" calcext:value-type="float">
            <text:p>0,33526646</text:p>
          </table:table-cell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1">00/00/0000</text:date>, <text:time style:data-style-name="N2" text:time-value="02:01:56.6255274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6:47:18.685869170</meta:creation-date>
    <dc:date>2018-04-21T02:09:41.300932254</dc:date>
    <meta:editing-duration>PT35M9S</meta:editing-duration>
    <meta:editing-cycles>3</meta:editing-cycles>
    <meta:generator>LibreOffice/6.0.3.2$Linux_X86_64 LibreOffice_project/00m0$Build-2</meta:generator>
    <meta:document-statistic meta:table-count="1" meta:cell-count="2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85cm" svg:height="15.573cm" xlink:href=".." xlink:type="simple" chart:class="chart:scatter" chart:column-mapping="0 1 2 3" chart:style-name="ch1">
        <chart:legend chart:legend-position="end" svg:x="19.512cm" svg:y="6.74cm" style:legend-expansion="high" chart:style-name="ch2"/>
        <chart:plot-area chart:style-name="ch3" table:cell-range-address="Hoja1.A2:Hoja1.E43 Hoja1.B1:Hoja1.E1" chart:data-source-has-labels="both" svg:x="0.445cm" svg:y="0.311cm" svg:width="18.622cm" svg:height="14.951cm">
          <chartooo:coordinate-region svg:x="1.357cm" svg:y="0.51cm" svg:width="17.245cm" svg:height="14.105cm"/>
          <chart:axis chart:dimension="x" chart:name="primary-x" chart:style-name="ch4" chartooo:axis-type="auto">
            <chart:categories table:cell-range-address="Hoja1.A2:Hoja1.A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43" chart:label-cell-address="Hoja1.B1:Hoja1.B1" chart:class="chart:scatter">
            <chart:domain table:cell-range-address="Hoja1.A2:Hoja1.A43"/>
            <chart:data-point chart:repeated="42"/>
          </chart:series>
          <chart:series chart:style-name="ch7" chart:values-cell-range-address="Hoja1.C2:Hoja1.C43" chart:label-cell-address="Hoja1.C1:Hoja1.C1" chart:class="chart:scatter">
            <chart:data-point chart:repeated="42"/>
          </chart:series>
          <chart:series chart:style-name="ch8" chart:values-cell-range-address="Hoja1.D2:Hoja1.D43" chart:label-cell-address="Hoja1.D1:Hoja1.D1" chart:class="chart:scatter">
            <chart:data-point chart:repeated="42"/>
          </chart:series>
          <chart:series chart:style-name="ch9" chart:values-cell-range-address="Hoja1.E2:Hoja1.E43" chart:label-cell-address="Hoja1.E1:Hoja1.E1" chart:class="chart:scatter"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 thread</text:p>
                <draw:g>
                  <svg:desc>Hoja1.B1:Hoja1.B1</svg:desc>
                </draw:g>
              </table:table-cell>
              <table:table-cell office:value-type="string">
                <text:p>2 threads</text:p>
                <draw:g>
                  <svg:desc>Hoja1.C1:Hoja1.C1</svg:desc>
                </draw:g>
              </table:table-cell>
              <table:table-cell office:value-type="string">
                <text:p>3 threads</text:p>
                <draw:g>
                  <svg:desc>Hoja1.D1:Hoja1.D1</svg:desc>
                </draw:g>
              </table:table-cell>
              <table:table-cell office:value-type="string">
                <text:p>4 threads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Hoja1.A2:Hoja1.A43</svg:desc>
                </draw:g>
              </table:table-cell>
              <table:table-cell office:value-type="float" office:value="100">
                <text:p>100</text:p>
                <draw:g>
                  <svg:desc>Hoja1.A2:Hoja1.A43</svg:desc>
                </draw:g>
              </table:table-cell>
              <table:table-cell office:value-type="float" office:value="0.000019649">
                <text:p>0.000019649</text:p>
                <draw:g>
                  <svg:desc>Hoja1.B2:Hoja1.B43</svg:desc>
                </draw:g>
              </table:table-cell>
              <table:table-cell office:value-type="float" office:value="0.000014319">
                <text:p>0.000014319</text:p>
                <draw:g>
                  <svg:desc>Hoja1.C2:Hoja1.C43</svg:desc>
                </draw:g>
              </table:table-cell>
              <table:table-cell office:value-type="float" office:value="0.000003007">
                <text:p>0.000003007</text:p>
                <draw:g>
                  <svg:desc>Hoja1.D2:Hoja1.D43</svg:desc>
                </draw:g>
              </table:table-cell>
              <table:table-cell office:value-type="float" office:value="0.000004898">
                <text:p>0.000004898</text:p>
                <draw:g>
                  <svg:desc>Hoja1.E2:Hoja1.E43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00429467">
                <text:p>0.000429467</text:p>
              </table:table-cell>
              <table:table-cell office:value-type="float" office:value="0.000307132">
                <text:p>0.000307132</text:p>
              </table:table-cell>
              <table:table-cell office:value-type="float" office:value="0.000073809">
                <text:p>0.000073809</text:p>
              </table:table-cell>
              <table:table-cell office:value-type="float" office:value="0.000075606">
                <text:p>0.00007560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001534221">
                <text:p>0.001534221</text:p>
              </table:table-cell>
              <table:table-cell office:value-type="float" office:value="0.001413574">
                <text:p>0.001413574</text:p>
              </table:table-cell>
              <table:table-cell office:value-type="float" office:value="0.001386513">
                <text:p>0.001386513</text:p>
              </table:table-cell>
              <table:table-cell office:value-type="float" office:value="0.001451651">
                <text:p>0.00145165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002981221">
                <text:p>0.002981221</text:p>
              </table:table-cell>
              <table:table-cell office:value-type="float" office:value="0.002698592">
                <text:p>0.002698592</text:p>
              </table:table-cell>
              <table:table-cell office:value-type="float" office:value="0.002712875">
                <text:p>0.002712875</text:p>
              </table:table-cell>
              <table:table-cell office:value-type="float" office:value="0.002971673">
                <text:p>0.002971673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004811119">
                <text:p>0.004811119</text:p>
              </table:table-cell>
              <table:table-cell office:value-type="float" office:value="0.004128211">
                <text:p>0.004128211</text:p>
              </table:table-cell>
              <table:table-cell office:value-type="float" office:value="0.004224674">
                <text:p>0.004224674</text:p>
              </table:table-cell>
              <table:table-cell office:value-type="float" office:value="0.004172002">
                <text:p>0.00417200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006228677">
                <text:p>0.006228677</text:p>
              </table:table-cell>
              <table:table-cell office:value-type="float" office:value="0.005939357">
                <text:p>0.005939357</text:p>
              </table:table-cell>
              <table:table-cell office:value-type="float" office:value="0.005929499">
                <text:p>0.005929499</text:p>
              </table:table-cell>
              <table:table-cell office:value-type="float" office:value="0.006146038">
                <text:p>0.006146038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3100">
                <text:p>3100</text:p>
              </table:table-cell>
              <table:table-cell office:value-type="float" office:value="0.008640113">
                <text:p>0.008640113</text:p>
              </table:table-cell>
              <table:table-cell office:value-type="float" office:value="0.00825159">
                <text:p>0.00825159</text:p>
              </table:table-cell>
              <table:table-cell office:value-type="float" office:value="0.008330639">
                <text:p>0.008330639</text:p>
              </table:table-cell>
              <table:table-cell office:value-type="float" office:value="0.008515512">
                <text:p>0.008515512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600">
                <text:p>3600</text:p>
              </table:table-cell>
              <table:table-cell office:value-type="float" office:value="0.011317696">
                <text:p>0.011317696</text:p>
              </table:table-cell>
              <table:table-cell office:value-type="float" office:value="0.010931653">
                <text:p>0.010931653</text:p>
              </table:table-cell>
              <table:table-cell office:value-type="float" office:value="0.010904496">
                <text:p>0.010904496</text:p>
              </table:table-cell>
              <table:table-cell office:value-type="float" office:value="0.011119545">
                <text:p>0.011119545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4100">
                <text:p>4100</text:p>
              </table:table-cell>
              <table:table-cell office:value-type="float" office:value="0.014612164">
                <text:p>0.014612164</text:p>
              </table:table-cell>
              <table:table-cell office:value-type="float" office:value="0.014206708">
                <text:p>0.014206708</text:p>
              </table:table-cell>
              <table:table-cell office:value-type="float" office:value="0.014032454">
                <text:p>0.014032454</text:p>
              </table:table-cell>
              <table:table-cell office:value-type="float" office:value="0.014178352">
                <text:p>0.014178352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4600">
                <text:p>4600</text:p>
              </table:table-cell>
              <table:table-cell office:value-type="float" office:value="0.018001429">
                <text:p>0.018001429</text:p>
              </table:table-cell>
              <table:table-cell office:value-type="float" office:value="0.017452725">
                <text:p>0.017452725</text:p>
              </table:table-cell>
              <table:table-cell office:value-type="float" office:value="0.017391562">
                <text:p>0.017391562</text:p>
              </table:table-cell>
              <table:table-cell office:value-type="float" office:value="0.017382523">
                <text:p>0.017382523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5100">
                <text:p>5100</text:p>
              </table:table-cell>
              <table:table-cell office:value-type="float" office:value="0.021984803">
                <text:p>0.021984803</text:p>
              </table:table-cell>
              <table:table-cell office:value-type="float" office:value="0.021192739">
                <text:p>0.021192739</text:p>
              </table:table-cell>
              <table:table-cell office:value-type="float" office:value="0.021291751">
                <text:p>0.021291751</text:p>
              </table:table-cell>
              <table:table-cell office:value-type="float" office:value="0.021208451">
                <text:p>0.021208451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5600">
                <text:p>5600</text:p>
              </table:table-cell>
              <table:table-cell office:value-type="float" office:value="0.026124538">
                <text:p>0.026124538</text:p>
              </table:table-cell>
              <table:table-cell office:value-type="float" office:value="0.025497942">
                <text:p>0.025497942</text:p>
              </table:table-cell>
              <table:table-cell office:value-type="float" office:value="0.025498097">
                <text:p>0.025498097</text:p>
              </table:table-cell>
              <table:table-cell office:value-type="float" office:value="0.025483507">
                <text:p>0.025483507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6100">
                <text:p>6100</text:p>
              </table:table-cell>
              <table:table-cell office:value-type="float" office:value="0.031302169">
                <text:p>0.031302169</text:p>
              </table:table-cell>
              <table:table-cell office:value-type="float" office:value="0.029924827">
                <text:p>0.029924827</text:p>
              </table:table-cell>
              <table:table-cell office:value-type="float" office:value="0.030094398">
                <text:p>0.030094398</text:p>
              </table:table-cell>
              <table:table-cell office:value-type="float" office:value="0.030039701">
                <text:p>0.030039701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6600">
                <text:p>6600</text:p>
              </table:table-cell>
              <table:table-cell office:value-type="float" office:value="0.036315456">
                <text:p>0.036315456</text:p>
              </table:table-cell>
              <table:table-cell office:value-type="float" office:value="0.035025623">
                <text:p>0.035025623</text:p>
              </table:table-cell>
              <table:table-cell office:value-type="float" office:value="0.034971895">
                <text:p>0.034971895</text:p>
              </table:table-cell>
              <table:table-cell office:value-type="float" office:value="0.03506814">
                <text:p>0.03506814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7100">
                <text:p>7100</text:p>
              </table:table-cell>
              <table:table-cell office:value-type="float" office:value="0.041957727">
                <text:p>0.041957727</text:p>
              </table:table-cell>
              <table:table-cell office:value-type="float" office:value="0.040121798">
                <text:p>0.040121798</text:p>
              </table:table-cell>
              <table:table-cell office:value-type="float" office:value="0.040494425">
                <text:p>0.040494425</text:p>
              </table:table-cell>
              <table:table-cell office:value-type="float" office:value="0.040573536">
                <text:p>0.040573536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7600">
                <text:p>7600</text:p>
              </table:table-cell>
              <table:table-cell office:value-type="float" office:value="0.047401951">
                <text:p>0.047401951</text:p>
              </table:table-cell>
              <table:table-cell office:value-type="float" office:value="0.0458907">
                <text:p>0.0458907</text:p>
              </table:table-cell>
              <table:table-cell office:value-type="float" office:value="0.046070664">
                <text:p>0.046070664</text:p>
              </table:table-cell>
              <table:table-cell office:value-type="float" office:value="0.046252792">
                <text:p>0.046252792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8100">
                <text:p>8100</text:p>
              </table:table-cell>
              <table:table-cell office:value-type="float" office:value="0.054781081">
                <text:p>0.054781081</text:p>
              </table:table-cell>
              <table:table-cell office:value-type="float" office:value="0.051864835">
                <text:p>0.051864835</text:p>
              </table:table-cell>
              <table:table-cell office:value-type="float" office:value="0.052153393">
                <text:p>0.052153393</text:p>
              </table:table-cell>
              <table:table-cell office:value-type="float" office:value="0.052470884">
                <text:p>0.052470884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8600">
                <text:p>8600</text:p>
              </table:table-cell>
              <table:table-cell office:value-type="float" office:value="0.061157848">
                <text:p>0.061157848</text:p>
              </table:table-cell>
              <table:table-cell office:value-type="float" office:value="0.058847819">
                <text:p>0.058847819</text:p>
              </table:table-cell>
              <table:table-cell office:value-type="float" office:value="0.058856821">
                <text:p>0.058856821</text:p>
              </table:table-cell>
              <table:table-cell office:value-type="float" office:value="0.05905509">
                <text:p>0.05905509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9100">
                <text:p>9100</text:p>
              </table:table-cell>
              <table:table-cell office:value-type="float" office:value="0.068389162">
                <text:p>0.068389162</text:p>
              </table:table-cell>
              <table:table-cell office:value-type="float" office:value="0.065416837">
                <text:p>0.065416837</text:p>
              </table:table-cell>
              <table:table-cell office:value-type="float" office:value="0.065700483">
                <text:p>0.065700483</text:p>
              </table:table-cell>
              <table:table-cell office:value-type="float" office:value="0.06618686">
                <text:p>0.06618686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9600">
                <text:p>9600</text:p>
              </table:table-cell>
              <table:table-cell office:value-type="float" office:value="0.076008864">
                <text:p>0.076008864</text:p>
              </table:table-cell>
              <table:table-cell office:value-type="float" office:value="0.072531679">
                <text:p>0.072531679</text:p>
              </table:table-cell>
              <table:table-cell office:value-type="float" office:value="0.072681429">
                <text:p>0.072681429</text:p>
              </table:table-cell>
              <table:table-cell office:value-type="float" office:value="0.073459201">
                <text:p>0.073459201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10100">
                <text:p>10100</text:p>
              </table:table-cell>
              <table:table-cell office:value-type="float" office:value="0.084059782">
                <text:p>0.084059782</text:p>
              </table:table-cell>
              <table:table-cell office:value-type="float" office:value="0.080566581">
                <text:p>0.080566581</text:p>
              </table:table-cell>
              <table:table-cell office:value-type="float" office:value="0.080413434">
                <text:p>0.080413434</text:p>
              </table:table-cell>
              <table:table-cell office:value-type="float" office:value="0.081172088">
                <text:p>0.081172088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10600">
                <text:p>10600</text:p>
              </table:table-cell>
              <table:table-cell office:value-type="float" office:value="0.092654997">
                <text:p>0.092654997</text:p>
              </table:table-cell>
              <table:table-cell office:value-type="float" office:value="0.088503595">
                <text:p>0.088503595</text:p>
              </table:table-cell>
              <table:table-cell office:value-type="float" office:value="0.089039007">
                <text:p>0.089039007</text:p>
              </table:table-cell>
              <table:table-cell office:value-type="float" office:value="0.089417272">
                <text:p>0.089417272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11100">
                <text:p>11100</text:p>
              </table:table-cell>
              <table:table-cell office:value-type="float" office:value="0.101487993">
                <text:p>0.101487993</text:p>
              </table:table-cell>
              <table:table-cell office:value-type="float" office:value="0.096680568">
                <text:p>0.096680568</text:p>
              </table:table-cell>
              <table:table-cell office:value-type="float" office:value="0.096993435">
                <text:p>0.096993435</text:p>
              </table:table-cell>
              <table:table-cell office:value-type="float" office:value="0.097861433">
                <text:p>0.097861433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11600">
                <text:p>11600</text:p>
              </table:table-cell>
              <table:table-cell office:value-type="float" office:value="0.110346242">
                <text:p>0.110346242</text:p>
              </table:table-cell>
              <table:table-cell office:value-type="float" office:value="0.106221242">
                <text:p>0.106221242</text:p>
              </table:table-cell>
              <table:table-cell office:value-type="float" office:value="0.105961144">
                <text:p>0.105961144</text:p>
              </table:table-cell>
              <table:table-cell office:value-type="float" office:value="0.107062557">
                <text:p>0.107062557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12100">
                <text:p>12100</text:p>
              </table:table-cell>
              <table:table-cell office:value-type="float" office:value="0.120057991">
                <text:p>0.120057991</text:p>
              </table:table-cell>
              <table:table-cell office:value-type="float" office:value="0.114895392">
                <text:p>0.114895392</text:p>
              </table:table-cell>
              <table:table-cell office:value-type="float" office:value="0.115022957">
                <text:p>0.115022957</text:p>
              </table:table-cell>
              <table:table-cell office:value-type="float" office:value="0.116280592">
                <text:p>0.116280592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12600">
                <text:p>12600</text:p>
              </table:table-cell>
              <table:table-cell office:value-type="float" office:value="0.130323999">
                <text:p>0.130323999</text:p>
              </table:table-cell>
              <table:table-cell office:value-type="float" office:value="0.124765851">
                <text:p>0.124765851</text:p>
              </table:table-cell>
              <table:table-cell office:value-type="float" office:value="0.124716018">
                <text:p>0.124716018</text:p>
              </table:table-cell>
              <table:table-cell office:value-type="float" office:value="0.126008637">
                <text:p>0.126008637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13100">
                <text:p>13100</text:p>
              </table:table-cell>
              <table:table-cell office:value-type="float" office:value="0.140790399">
                <text:p>0.140790399</text:p>
              </table:table-cell>
              <table:table-cell office:value-type="float" office:value="0.134236621">
                <text:p>0.134236621</text:p>
              </table:table-cell>
              <table:table-cell office:value-type="float" office:value="0.134518154">
                <text:p>0.134518154</text:p>
              </table:table-cell>
              <table:table-cell office:value-type="float" office:value="0.136022724">
                <text:p>0.136022724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13600">
                <text:p>13600</text:p>
              </table:table-cell>
              <table:table-cell office:value-type="float" office:value="0.151626717">
                <text:p>0.151626717</text:p>
              </table:table-cell>
              <table:table-cell office:value-type="float" office:value="0.144714803">
                <text:p>0.144714803</text:p>
              </table:table-cell>
              <table:table-cell office:value-type="float" office:value="0.145185181">
                <text:p>0.145185181</text:p>
              </table:table-cell>
              <table:table-cell office:value-type="float" office:value="0.146464059">
                <text:p>0.146464059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14100">
                <text:p>14100</text:p>
              </table:table-cell>
              <table:table-cell office:value-type="float" office:value="0.162989408">
                <text:p>0.162989408</text:p>
              </table:table-cell>
              <table:table-cell office:value-type="float" office:value="0.155674376">
                <text:p>0.155674376</text:p>
              </table:table-cell>
              <table:table-cell office:value-type="float" office:value="0.156142929">
                <text:p>0.156142929</text:p>
              </table:table-cell>
              <table:table-cell office:value-type="float" office:value="0.157113385">
                <text:p>0.157113385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14600">
                <text:p>14600</text:p>
              </table:table-cell>
              <table:table-cell office:value-type="float" office:value="0.174854122">
                <text:p>0.174854122</text:p>
              </table:table-cell>
              <table:table-cell office:value-type="float" office:value="0.1670261">
                <text:p>0.1670261</text:p>
              </table:table-cell>
              <table:table-cell office:value-type="float" office:value="0.166767788">
                <text:p>0.166767788</text:p>
              </table:table-cell>
              <table:table-cell office:value-type="float" office:value="0.168323629">
                <text:p>0.168323629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15100">
                <text:p>15100</text:p>
              </table:table-cell>
              <table:table-cell office:value-type="float" office:value="0.187155267">
                <text:p>0.187155267</text:p>
              </table:table-cell>
              <table:table-cell office:value-type="float" office:value="0.178377704">
                <text:p>0.178377704</text:p>
              </table:table-cell>
              <table:table-cell office:value-type="float" office:value="0.178716029">
                <text:p>0.178716029</text:p>
              </table:table-cell>
              <table:table-cell office:value-type="float" office:value="0.180313063">
                <text:p>0.180313063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15600">
                <text:p>15600</text:p>
              </table:table-cell>
              <table:table-cell office:value-type="float" office:value="0.199345351">
                <text:p>0.199345351</text:p>
              </table:table-cell>
              <table:table-cell office:value-type="float" office:value="0.191085791">
                <text:p>0.191085791</text:p>
              </table:table-cell>
              <table:table-cell office:value-type="float" office:value="0.191530103">
                <text:p>0.191530103</text:p>
              </table:table-cell>
              <table:table-cell office:value-type="float" office:value="0.192381797">
                <text:p>0.192381797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16100">
                <text:p>16100</text:p>
              </table:table-cell>
              <table:table-cell office:value-type="float" office:value="0.212434159">
                <text:p>0.212434159</text:p>
              </table:table-cell>
              <table:table-cell office:value-type="float" office:value="0.204367456">
                <text:p>0.204367456</text:p>
              </table:table-cell>
              <table:table-cell office:value-type="float" office:value="0.203645754">
                <text:p>0.203645754</text:p>
              </table:table-cell>
              <table:table-cell office:value-type="float" office:value="0.204735279">
                <text:p>0.204735279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16600">
                <text:p>16600</text:p>
              </table:table-cell>
              <table:table-cell office:value-type="float" office:value="0.228473369">
                <text:p>0.228473369</text:p>
              </table:table-cell>
              <table:table-cell office:value-type="float" office:value="0.219377301">
                <text:p>0.219377301</text:p>
              </table:table-cell>
              <table:table-cell office:value-type="float" office:value="0.217671799">
                <text:p>0.217671799</text:p>
              </table:table-cell>
              <table:table-cell office:value-type="float" office:value="0.217830332">
                <text:p>0.217830332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17100">
                <text:p>17100</text:p>
              </table:table-cell>
              <table:table-cell office:value-type="float" office:value="0.243288385">
                <text:p>0.243288385</text:p>
              </table:table-cell>
              <table:table-cell office:value-type="float" office:value="0.232235146">
                <text:p>0.232235146</text:p>
              </table:table-cell>
              <table:table-cell office:value-type="float" office:value="0.231320718">
                <text:p>0.231320718</text:p>
              </table:table-cell>
              <table:table-cell office:value-type="float" office:value="0.230912463">
                <text:p>0.230912463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17600">
                <text:p>17600</text:p>
              </table:table-cell>
              <table:table-cell office:value-type="float" office:value="0.25758788">
                <text:p>0.25758788</text:p>
              </table:table-cell>
              <table:table-cell office:value-type="float" office:value="0.244264523">
                <text:p>0.244264523</text:p>
              </table:table-cell>
              <table:table-cell office:value-type="float" office:value="0.244013565">
                <text:p>0.244013565</text:p>
              </table:table-cell>
              <table:table-cell office:value-type="float" office:value="0.245317637">
                <text:p>0.245317637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18100">
                <text:p>18100</text:p>
              </table:table-cell>
              <table:table-cell office:value-type="float" office:value="0.27412842">
                <text:p>0.27412842</text:p>
              </table:table-cell>
              <table:table-cell office:value-type="float" office:value="0.258082003">
                <text:p>0.258082003</text:p>
              </table:table-cell>
              <table:table-cell office:value-type="float" office:value="0.258666037">
                <text:p>0.258666037</text:p>
              </table:table-cell>
              <table:table-cell office:value-type="float" office:value="0.259138343">
                <text:p>0.259138343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18600">
                <text:p>18600</text:p>
              </table:table-cell>
              <table:table-cell office:value-type="float" office:value="0.289383954">
                <text:p>0.289383954</text:p>
              </table:table-cell>
              <table:table-cell office:value-type="float" office:value="0.272470449">
                <text:p>0.272470449</text:p>
              </table:table-cell>
              <table:table-cell office:value-type="float" office:value="0.272451665">
                <text:p>0.272451665</text:p>
              </table:table-cell>
              <table:table-cell office:value-type="float" office:value="0.273828568">
                <text:p>0.273828568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19100">
                <text:p>19100</text:p>
              </table:table-cell>
              <table:table-cell office:value-type="float" office:value="0.305159895">
                <text:p>0.305159895</text:p>
              </table:table-cell>
              <table:table-cell office:value-type="float" office:value="0.287552237">
                <text:p>0.287552237</text:p>
              </table:table-cell>
              <table:table-cell office:value-type="float" office:value="0.286759394">
                <text:p>0.286759394</text:p>
              </table:table-cell>
              <table:table-cell office:value-type="float" office:value="0.287984516">
                <text:p>0.287984516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19600">
                <text:p>19600</text:p>
              </table:table-cell>
              <table:table-cell office:value-type="float" office:value="0.319503397">
                <text:p>0.319503397</text:p>
              </table:table-cell>
              <table:table-cell office:value-type="float" office:value="0.302711847">
                <text:p>0.302711847</text:p>
              </table:table-cell>
              <table:table-cell office:value-type="float" office:value="0.301434215">
                <text:p>0.301434215</text:p>
              </table:table-cell>
              <table:table-cell office:value-type="float" office:value="0.3042247">
                <text:p>0.3042247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20100">
                <text:p>20100</text:p>
              </table:table-cell>
              <table:table-cell office:value-type="float" office:value="0.336336653">
                <text:p>0.336336653</text:p>
              </table:table-cell>
              <table:table-cell office:value-type="float" office:value="0.318047989">
                <text:p>0.318047989</text:p>
              </table:table-cell>
              <table:table-cell office:value-type="float" office:value="0.318787177">
                <text:p>0.318787177</text:p>
              </table:table-cell>
              <table:table-cell office:value-type="float" office:value="0.319200414">
                <text:p>0.319200414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20600">
                <text:p>20600</text:p>
              </table:table-cell>
              <table:table-cell office:value-type="float" office:value="0.353681963">
                <text:p>0.353681963</text:p>
              </table:table-cell>
              <table:table-cell office:value-type="float" office:value="0.334367087">
                <text:p>0.334367087</text:p>
              </table:table-cell>
              <table:table-cell office:value-type="float" office:value="0.333358686">
                <text:p>0.333358686</text:p>
              </table:table-cell>
              <table:table-cell office:value-type="float" office:value="0.33526646">
                <text:p>0.335266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